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weight="bold" officeooo:rsid="002e3f80" officeooo:paragraph-rsid="002e3f80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2e3f80" officeooo:paragraph-rsid="002e3f80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8d155" officeooo:paragraph-rsid="0018d155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91bb5" officeooo:paragraph-rsid="00191bb5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a64bb" officeooo:paragraph-rsid="001a64bb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8d155" officeooo:paragraph-rsid="001a4452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e09c4" officeooo:paragraph-rsid="001e09c4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a64bb" officeooo:paragraph-rsid="001a64bb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8d155" officeooo:paragraph-rsid="001a4452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fc421" officeooo:paragraph-rsid="00233fb1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1fc421" officeooo:paragraph-rsid="00233fb1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8d155" officeooo:paragraph-rsid="0018d155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a7d72" officeooo:paragraph-rsid="001a7d72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2169f7" officeooo:paragraph-rsid="00233fb1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2169f7" officeooo:paragraph-rsid="00233fb1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b142e" officeooo:paragraph-rsid="001b142e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233fb1" officeooo:paragraph-rsid="00233fb1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233fb1" officeooo:paragraph-rsid="00233fb1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c8baf" officeooo:paragraph-rsid="001c8baf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24c5df" officeooo:paragraph-rsid="0024c5df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officeooo:rsid="0024c5df" officeooo:paragraph-rsid="0024c5df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8d155" officeooo:paragraph-rsid="0018d155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dccc9" officeooo:paragraph-rsid="001dccc9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dccc9" officeooo:paragraph-rsid="001a4452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officeooo:rsid="0024ea63" officeooo:paragraph-rsid="0024ea63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fo:font-weight="bold" officeooo:rsid="002b414a" officeooo:paragraph-rsid="0031aa98" style:font-weight-asian="bold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ff0000" loext:opacity="100%" fo:font-weight="normal" officeooo:rsid="0030db65" officeooo:paragraph-rsid="0031aa98" style:font-weight-asian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fo:font-weight="bold" officeooo:rsid="002b414a" officeooo:paragraph-rsid="002b414a" style:font-weight-asian="bold" style:font-weight-complex="bold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6ab40" officeooo:paragraph-rsid="0026ab40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a4db4" officeooo:paragraph-rsid="002a4db4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c6866" officeooo:paragraph-rsid="002c6866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2c6866" officeooo:paragraph-rsid="002c6866"/>
    </style:style>
    <style:style style:name="T1" style:family="text">
      <style:text-properties officeooo:rsid="00191bb5"/>
    </style:style>
    <style:style style:name="T2" style:family="text">
      <style:text-properties officeooo:rsid="0019b8c6"/>
    </style:style>
    <style:style style:name="T3" style:family="text">
      <style:text-properties officeooo:rsid="003a46c5"/>
    </style:style>
    <style:style style:name="T4" style:family="text">
      <style:text-properties officeooo:rsid="0039ef77"/>
    </style:style>
    <style:style style:name="T5" style:family="text">
      <style:text-properties officeooo:rsid="0024ea63"/>
    </style:style>
    <style:style style:name="T6" style:family="text">
      <style:text-properties officeooo:rsid="003a66fe"/>
    </style:style>
    <style:style style:name="T7" style:family="text">
      <style:text-properties officeooo:rsid="0027f1aa"/>
    </style:style>
    <style:style style:name="T8" style:family="text">
      <style:text-properties officeooo:rsid="003a5582"/>
    </style:style>
    <style:style style:name="T9" style:family="text">
      <style:text-properties officeooo:rsid="002bbd0d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muq5hf13vls"/>Spécifications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rows-spanned="11" office:value-type="string">
            <text:p text:style-name="P2">BotMove</text:p>
            <text:p text:style-name="P3">string</text:p>
          </table:table-cell>
          <table:table-cell table:style-name="Table1.A1" table:number-columns-spanned="4" office:value-type="string">
            <text:p text:style-name="P4">Paramètre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In/Out <text:s text:c="2"/>(I/O)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5">cards</text:p>
          </table:table-cell>
          <table:table-cell table:style-name="Table1.A1" office:value-type="string">
            <text:p text:style-name="P5">List&lt;int&gt;</text:p>
          </table:table-cell>
          <table:table-cell table:style-name="Table1.A1" office:value-type="string">
            <text:p text:style-name="P5">The source of cards the bot <text:span text:style-name="T1">is going to play with</text:span></text:p>
          </table:table-cell>
          <table:table-cell table:style-name="Table1.A1" office:value-type="string">
            <text:p text:style-name="P5">ref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5">stack</text:p>
          </table:table-cell>
          <table:table-cell table:style-name="Table1.A1" office:value-type="string">
            <text:p text:style-name="P5">List&lt;int&gt;</text:p>
          </table:table-cell>
          <table:table-cell table:style-name="Table1.A1" office:value-type="string">
            <text:p text:style-name="P6">The desti<text:span text:style-name="T2">nation of cards the bot is going to play into</text:span></text:p>
          </table:table-cell>
          <table:table-cell table:style-name="Table1.A1" office:value-type="string">
            <text:p text:style-name="P5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7">deck</text:p>
          </table:table-cell>
          <table:table-cell table:style-name="Table1.A5" office:value-type="string">
            <text:p text:style-name="P8">List&lt;int&gt;</text:p>
          </table:table-cell>
          <table:table-cell table:style-name="Table1.A5" office:value-type="string">
            <text:p text:style-name="P9">The source of cards to grab from if needed</text:p>
          </table:table-cell>
          <table:table-cell table:style-name="Table1.A5" office:value-type="string">
            <text:p text:style-name="P5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0">game_user_cards</text:p>
          </table:table-cell>
          <table:table-cell table:style-name="Table1.A5" office:value-type="string">
            <text:p text:style-name="P11">List&lt;int&gt;</text:p>
          </table:table-cell>
          <table:table-cell table:style-name="Table1.A5" office:value-type="string">
            <text:p text:style-name="P12">Game info:</text:p>
            <text:p text:style-name="P13">what cards <text:span text:style-name="T3">does the player have</text:span></text:p>
          </table:table-cell>
          <table:table-cell table:style-name="Table1.A5" office:value-type="string">
            <text:p text:style-name="P14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5">game_opponent_cards</text:p>
          </table:table-cell>
          <table:table-cell table:style-name="Table1.A5" office:value-type="string">
            <text:p text:style-name="P11">List&lt;int&gt;</text:p>
          </table:table-cell>
          <table:table-cell table:style-name="Table1.A5" office:value-type="string">
            <text:p text:style-name="P16">Game info:</text:p>
            <text:p text:style-name="P17">what cards <text:span text:style-name="T4">does the bot have</text:span></text:p>
          </table:table-cell>
          <table:table-cell table:style-name="Table1.A5" office:value-type="string">
            <text:p text:style-name="P14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8">game_deck</text:p>
          </table:table-cell>
          <table:table-cell table:style-name="Table1.A5" office:value-type="string">
            <text:p text:style-name="P11">List&lt;int&gt;</text:p>
          </table:table-cell>
          <table:table-cell table:style-name="Table1.A5" office:value-type="string">
            <text:p text:style-name="P19">Game info: </text:p>
            <text:p text:style-name="P20">what cards are in the deck</text:p>
          </table:table-cell>
          <table:table-cell table:style-name="Table1.A5" office:value-type="string">
            <text:p text:style-name="P14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1">skip</text:p>
          </table:table-cell>
          <table:table-cell table:style-name="Table1.A5" office:value-type="string">
            <text:p text:style-name="P21">bool</text:p>
          </table:table-cell>
          <table:table-cell table:style-name="Table1.A5" office:value-type="string">
            <text:p text:style-name="P22">Game info:</text:p>
            <text:p text:style-name="P23">is the next player supposed to skip a move?</text:p>
          </table:table-cell>
          <table:table-cell table:style-name="Table1.A5" office:value-type="string">
            <text:p text:style-name="P24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5">draw_chain</text:p>
          </table:table-cell>
          <table:table-cell table:style-name="Table1.A5" office:value-type="string">
            <text:p text:style-name="P26">int</text:p>
          </table:table-cell>
          <table:table-cell table:style-name="Table1.A5" office:value-type="string">
            <text:p text:style-name="P27">G<text:span text:style-name="T5">ame info:</text:span></text:p>
            <text:p text:style-name="P28">how many cards does the next player have to draw?</text:p>
          </table:table-cell>
          <table:table-cell table:style-name="Table1.A5" office:value-type="string">
            <text:p text:style-name="P24">ref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9">card_code</text:p>
            <text:p text:style-name="P30">(+ extra data)</text:p>
          </table:table-cell>
          <table:table-cell table:style-name="Table1.A5" office:value-type="string">
            <text:p text:style-name="P31">string</text:p>
          </table:table-cell>
          <table:table-cell table:style-name="Table1.A5" office:value-type="string">
            <text:p text:style-name="P31">The resulting bot move in card code form</text:p>
          </table:table-cell>
          <table:table-cell table:style-name="Table1.A5" office:value-type="string">
            <text:p text:style-name="P31">o<text:span text:style-name="T6">ut</text:span> (return)</text:p>
          </table:table-cell>
        </table:table-row>
        <table:table-row table:style-name="Table1.1">
          <table:table-cell table:style-name="Table1.A1" office:value-type="string">
            <text:p text:style-name="P4">Hypotheses</text:p>
            <text:p text:style-name="P4"/>
          </table:table-cell>
          <table:table-cell table:style-name="Table1.A1" table:number-columns-spanned="4" office:value-type="string">
            <text:p text:style-name="P32">cards, stack, deck, game_user_cards, game_opponent_cards, <text:span text:style-name="T7">game_deck </text:span><text:span text:style-name="T8">must not be null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But</text:p>
          </table:table-cell>
          <table:table-cell table:style-name="Table1.A1" table:number-columns-spanned="4" office:value-type="string">
            <text:p text:style-name="P33">This function represents bot’s moving logic. All of rule checks, etc. Returns <text:span text:style-name="T9">a card-code formatted move to show what the bot did</text:span>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  <text:p text:style-name="Heading_20_1"><text:bookmark text:name="_vei0awmuyyd9"/>Variables locales </text:p>
      <text:p text:style-name="Standard">(variables temporaires pour les calculs pour les morceaux de programme)</text:p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34">Nom </text:p>
          </table:table-cell>
          <table:table-cell table:style-name="Table2.A1" office:value-type="string">
            <text:p text:style-name="P34">Type</text:p>
          </table:table-cell>
          <table:table-cell table:style-name="Table2.A1" office:value-type="string">
            <text:p text:style-name="P34">Description</text:p>
          </table:table-cell>
        </table:table-row>
        <table:table-row table:style-name="Table2.1">
          <table:table-cell table:style-name="Table2.A2" office:value-type="string">
            <text:p text:style-name="P35">card</text:p>
          </table:table-cell>
          <table:table-cell table:style-name="Table2.B2" office:value-type="string">
            <text:p text:style-name="P35">int</text:p>
          </table:table-cell>
          <table:table-cell table:style-name="Table2.C2" office:value-type="string">
            <text:p text:style-name="P35">boucle</text:p>
            <text:p text:style-name="P36">(foreach <text:span text:style-name="T10">card</text:span> in cards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5-27T15:43:33.172935425</dc:date>
    <meta:editing-duration>PT31M52S</meta:editing-duration>
    <meta:editing-cycles>37</meta:editing-cycles>
    <meta:document-statistic meta:table-count="2" meta:image-count="0" meta:object-count="0" meta:page-count="2" meta:paragraph-count="63" meta:word-count="182" meta:character-count="1048" meta:non-whitespace-character-count="924"/>
  </office:meta>
</office:document-meta>
</file>